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4F0000001221B43E4C42F6195D.png" manifest:media-type="image/png"/>
  <manifest:file-entry manifest:full-path="Pictures/100002000000007E0000002666FB6B4D43C6083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4aff79" officeooo:paragraph-rsid="000fe8ff"/>
    </style:style>
    <style:style style:name="P2"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1a7406" officeooo:paragraph-rsid="001a7406"/>
    </style:style>
    <style:style style:name="P3"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17e30f" officeooo:paragraph-rsid="0017e30f"/>
    </style:style>
    <style:style style:name="P4"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11e1e2" officeooo:paragraph-rsid="0011e1e2"/>
    </style:style>
    <style:style style:name="P5" style:family="paragraph" style:parent-style-name="Preformatted_20_Text">
      <style:paragraph-properties fo:margin-top="0cm" fo:margin-bottom="0cm" loext:contextual-spacing="false" fo:text-align="start" style:justify-single-word="false" fo:padding="0cm" fo:border="none"/>
      <style:text-properties fo:color="#ff3333" style:font-name="Ubuntu Mono" fo:font-size="10.3999996185303pt" officeooo:rsid="004b97e8" officeooo:paragraph-rsid="000fe8ff"/>
    </style:style>
    <style:style style:name="P6" style:family="paragraph" style:parent-style-name="Preformatted_20_Text">
      <style:paragraph-properties fo:margin-top="0cm" fo:margin-bottom="0cm" loext:contextual-spacing="false" fo:text-align="start" style:justify-single-word="false" fo:padding="0cm" fo:border="none"/>
      <style:text-properties officeooo:paragraph-rsid="0023dda5"/>
    </style:style>
    <style:style style:name="P7" style:family="paragraph" style:parent-style-name="Preformatted_20_Text">
      <style:paragraph-properties fo:margin-top="0cm" fo:margin-bottom="0cm" loext:contextual-spacing="false" fo:padding="0cm" fo:border="none"/>
      <style:text-properties style:font-name="Ubuntu Mono" fo:font-size="10.3999996185303pt"/>
    </style:style>
    <style:style style:name="P8" style:family="paragraph" style:parent-style-name="Text_20_body">
      <style:paragraph-properties fo:margin-top="0cm" fo:margin-bottom="0cm" loext:contextual-spacing="false" fo:text-align="center" style:justify-single-word="false"/>
    </style:style>
    <style:style style:name="P9" style:family="paragraph" style:parent-style-name="Text_20_body">
      <style:paragraph-properties fo:text-align="center" style:justify-single-word="false"/>
    </style:style>
    <style:style style:name="P10" style:family="paragraph" style:parent-style-name="Text_20_body" style:list-style-name="L1">
      <style:paragraph-properties fo:margin-top="0cm" fo:margin-bottom="0cm" loext:contextual-spacing="false" fo:text-align="start" style:justify-single-word="false" fo:padding="0cm" fo:border="none"/>
      <style:text-properties officeooo:rsid="00110062" officeooo:paragraph-rsid="0022e733"/>
    </style:style>
    <style:style style:name="P11" style:family="paragraph" style:parent-style-name="Preformatted_20_Text" style:list-style-name="L1">
      <style:paragraph-properties fo:margin-top="0cm" fo:margin-bottom="0cm" loext:contextual-spacing="false" fo:text-align="start" style:justify-single-word="false" fo:padding="0cm" fo:border="none"/>
      <style:text-properties officeooo:paragraph-rsid="000fe8ff"/>
    </style:style>
    <style:style style:name="P12" style:family="paragraph" style:parent-style-name="Preformatted_20_Text" style:list-style-name="L1">
      <style:paragraph-properties fo:margin-top="0cm" fo:margin-bottom="0cm" loext:contextual-spacing="false" fo:text-align="start" style:justify-single-word="false" fo:padding="0cm" fo:border="none"/>
      <style:text-properties officeooo:paragraph-rsid="0010b83b"/>
    </style:style>
    <style:style style:name="P13" style:family="paragraph" style:parent-style-name="Preformatted_20_Text" style:list-style-name="L1">
      <style:paragraph-properties fo:margin-top="0cm" fo:margin-bottom="0cm" loext:contextual-spacing="false" fo:text-align="start" style:justify-single-word="false" fo:padding="0cm" fo:border="none"/>
      <style:text-properties fo:color="#ff0000" style:font-name="Ubuntu Mono" fo:font-size="10.3999996185303pt" officeooo:rsid="004aff79" officeooo:paragraph-rsid="000fe8ff"/>
    </style:style>
    <style:style style:name="P14" style:family="paragraph" style:parent-style-name="Preformatted_20_Text" style:list-style-name="L1">
      <style:paragraph-properties fo:margin-top="0cm" fo:margin-bottom="0cm" loext:contextual-spacing="false" fo:text-align="start" style:justify-single-word="false" fo:padding="0cm" fo:border="none"/>
      <style:text-properties fo:color="#000000" officeooo:rsid="004aff79" officeooo:paragraph-rsid="000fe8ff"/>
    </style:style>
    <style:style style:name="P15" style:family="paragraph" style:parent-style-name="Preformatted_20_Text" style:list-style-name="L1">
      <style:paragraph-properties fo:margin-top="0cm" fo:margin-bottom="0cm" loext:contextual-spacing="false" fo:text-align="start" style:justify-single-word="false" fo:padding="0cm" fo:border="none"/>
      <style:text-properties fo:color="#000000" officeooo:rsid="000fe8ff" officeooo:paragraph-rsid="000fe8ff"/>
    </style:style>
    <style:style style:name="P16"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0fe8ff" officeooo:paragraph-rsid="000fe8ff"/>
    </style:style>
    <style:style style:name="P17"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104e1a" officeooo:paragraph-rsid="000fe8ff"/>
    </style:style>
    <style:style style:name="P18"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10b83b" officeooo:paragraph-rsid="0010b83b"/>
    </style:style>
    <style:style style:name="P19"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110062" officeooo:paragraph-rsid="0011e1e2"/>
    </style:style>
    <style:style style:name="P20"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1a7406" officeooo:paragraph-rsid="001a7406"/>
    </style:style>
    <style:style style:name="P21"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17e30f" officeooo:paragraph-rsid="0017e30f"/>
    </style:style>
    <style:style style:name="P22"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11e1e2" officeooo:paragraph-rsid="0011e1e2"/>
    </style:style>
    <style:style style:name="P23"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1359f6" officeooo:paragraph-rsid="0022e733"/>
    </style:style>
    <style:style style:name="P24" style:family="paragraph" style:parent-style-name="Preformatted_20_Text" style:list-style-name="L1">
      <style:paragraph-properties fo:margin-top="0cm" fo:margin-bottom="0cm" loext:contextual-spacing="false" fo:text-align="start" style:justify-single-word="false" fo:padding="0cm" fo:border="none"/>
      <style:text-properties fo:color="#000000" style:font-name="Ubuntu Mono" fo:font-size="10.3999996185303pt" officeooo:rsid="0023dda5" officeooo:paragraph-rsid="0023dda5"/>
    </style:style>
    <style:style style:name="P25" style:family="paragraph" style:parent-style-name="Preformatted_20_Text">
      <style:paragraph-properties fo:margin-top="0cm" fo:margin-bottom="0cm" loext:contextual-spacing="false" fo:text-align="start" style:justify-single-word="false" fo:padding="0cm" fo:border="none"/>
      <style:text-properties fo:color="#000000" style:font-name="Ubuntu Mono" fo:font-size="10.3999996185303pt" officeooo:rsid="0023fbdf" officeooo:paragraph-rsid="0023dda5"/>
    </style:style>
    <style:style style:name="P26" style:family="paragraph" style:parent-style-name="Preformatted_20_Text" style:list-style-name="L1">
      <style:paragraph-properties fo:margin-top="0cm" fo:margin-bottom="0cm" loext:contextual-spacing="false" fo:text-align="start" style:justify-single-word="false" fo:padding="0cm" fo:border="none"/>
      <style:text-properties fo:color="#0000cc" style:font-name="Ubuntu Mono" fo:font-size="10.3999996185303pt" officeooo:rsid="004b08f3" officeooo:paragraph-rsid="000fe8ff"/>
    </style:style>
    <style:style style:name="P27" style:family="paragraph" style:parent-style-name="Preformatted_20_Text">
      <style:paragraph-properties fo:margin-top="0cm" fo:margin-bottom="0cm" loext:contextual-spacing="false" fo:text-align="start" style:justify-single-word="false" fo:padding="0cm" fo:border="none"/>
      <style:text-properties fo:color="#ff3333" style:font-name="Ubuntu Mono" fo:font-size="10.3999996185303pt" officeooo:rsid="004b97e8" officeooo:paragraph-rsid="000fe8ff"/>
    </style:style>
    <style:style style:name="P28" style:family="paragraph" style:parent-style-name="Preformatted_20_Text">
      <style:paragraph-properties fo:margin-top="0cm" fo:margin-bottom="0cm" loext:contextual-spacing="false" fo:text-align="start" style:justify-single-word="false" fo:padding="0cm" fo:border="none"/>
      <style:text-properties fo:color="#ff3333" style:font-name="Ubuntu Mono" fo:font-size="10.3999996185303pt" officeooo:rsid="003376b6" officeooo:paragraph-rsid="003376b6"/>
    </style:style>
    <style:style style:name="P29" style:family="paragraph" style:parent-style-name="Preformatted_20_Text">
      <style:paragraph-properties fo:margin-top="0cm" fo:margin-bottom="0cm" loext:contextual-spacing="false" fo:text-align="start" style:justify-single-word="false" fo:padding="0cm" fo:border="none"/>
      <style:text-properties fo:color="#ff3333" style:font-name="Ubuntu Mono" fo:font-size="10.3999996185303pt" officeooo:rsid="0034730e" officeooo:paragraph-rsid="0034730e"/>
    </style:style>
    <style:style style:name="P30" style:family="paragraph" style:parent-style-name="Preformatted_20_Text" style:list-style-name="L1">
      <style:paragraph-properties fo:margin-top="0cm" fo:margin-bottom="0cm" loext:contextual-spacing="false" fo:text-align="start" style:justify-single-word="false" fo:padding="0cm" fo:border="none"/>
      <style:text-properties officeooo:rsid="00110062" officeooo:paragraph-rsid="0011e1e2"/>
    </style:style>
    <style:style style:name="P31" style:family="paragraph" style:parent-style-name="Preformatted_20_Text" style:list-style-name="L1">
      <style:paragraph-properties fo:margin-top="0cm" fo:margin-bottom="0cm" loext:contextual-spacing="false" fo:text-align="start" style:justify-single-word="false" fo:padding="0cm" fo:border="none"/>
      <style:text-properties officeooo:rsid="00110062" officeooo:paragraph-rsid="0022e733"/>
    </style:style>
    <style:style style:name="P32" style:family="paragraph" style:parent-style-name="Preformatted_20_Text" style:list-style-name="L1">
      <style:paragraph-properties fo:margin-top="0cm" fo:margin-bottom="0cm" loext:contextual-spacing="false" fo:text-align="start" style:justify-single-word="false" fo:padding="0cm" fo:border="none"/>
      <style:text-properties officeooo:rsid="0023dda5" officeooo:paragraph-rsid="0023dda5"/>
    </style:style>
    <style:style style:name="P33" style:family="paragraph" style:parent-style-name="Preformatted_20_Text">
      <style:paragraph-properties fo:margin-top="0cm" fo:margin-bottom="0cm" loext:contextual-spacing="false" fo:text-align="start" style:justify-single-word="false" fo:padding="0cm" fo:border="none"/>
      <style:text-properties officeooo:rsid="0023dda5" officeooo:paragraph-rsid="0023dda5"/>
    </style:style>
    <style:style style:name="P34" style:family="paragraph" style:parent-style-name="Preformatted_20_Text">
      <style:paragraph-properties fo:margin-top="0cm" fo:margin-bottom="0cm" loext:contextual-spacing="false" fo:padding="0cm" fo:border="none"/>
      <style:text-properties fo:color="#0000ff" style:font-name="Ubuntu Mono" fo:font-size="10.3999996185303pt"/>
    </style:style>
    <style:style style:name="P35" style:family="paragraph" style:parent-style-name="Preformatted_20_Text">
      <style:paragraph-properties fo:margin-top="0cm" fo:margin-bottom="0cm" loext:contextual-spacing="false" fo:text-align="start" style:justify-single-word="false" fo:padding="0cm" fo:border="none"/>
      <style:text-properties officeooo:rsid="0029f6ac" officeooo:paragraph-rsid="0029f6ac"/>
    </style:style>
    <style:style style:name="P36" style:family="paragraph" style:parent-style-name="Preformatted_20_Text">
      <style:paragraph-properties fo:margin-top="0cm" fo:margin-bottom="0cm" loext:contextual-spacing="false" fo:text-align="start" style:justify-single-word="false" fo:padding="0cm" fo:border="none"/>
      <style:text-properties officeooo:rsid="002be09c" officeooo:paragraph-rsid="002be09c"/>
    </style:style>
    <style:style style:name="P37" style:family="paragraph" style:parent-style-name="Preformatted_20_Text">
      <style:paragraph-properties fo:margin-top="0cm" fo:margin-bottom="0cm" loext:contextual-spacing="false" fo:text-align="start" style:justify-single-word="false" fo:padding="0cm" fo:border="none"/>
      <style:text-properties officeooo:rsid="002d177f" officeooo:paragraph-rsid="002d177f"/>
    </style:style>
    <style:style style:name="P38" style:family="paragraph" style:parent-style-name="Preformatted_20_Text">
      <style:paragraph-properties fo:margin-top="0cm" fo:margin-bottom="0cm" loext:contextual-spacing="false" fo:text-align="start" style:justify-single-word="false" fo:padding="0cm" fo:border="none"/>
      <style:text-properties officeooo:rsid="002dd8d5" officeooo:paragraph-rsid="002dd8d5"/>
    </style:style>
    <style:style style:name="P39" style:family="paragraph" style:parent-style-name="Preformatted_20_Text">
      <style:paragraph-properties fo:margin-top="0cm" fo:margin-bottom="0cm" loext:contextual-spacing="false" fo:text-align="start" style:justify-single-word="false" fo:padding="0cm" fo:border="none"/>
      <style:text-properties officeooo:rsid="002e94af" officeooo:paragraph-rsid="002e94af"/>
    </style:style>
    <style:style style:name="P40" style:family="paragraph" style:parent-style-name="Preformatted_20_Text">
      <style:paragraph-properties fo:margin-top="0cm" fo:margin-bottom="0cm" loext:contextual-spacing="false" fo:text-align="start" style:justify-single-word="false" fo:padding="0cm" fo:border="none"/>
      <style:text-properties officeooo:rsid="00303b77" officeooo:paragraph-rsid="00303b77"/>
    </style:style>
    <style:style style:name="P41" style:family="paragraph" style:parent-style-name="Preformatted_20_Text">
      <style:paragraph-properties fo:margin-top="0cm" fo:margin-bottom="0cm" loext:contextual-spacing="false" fo:text-align="start" style:justify-single-word="false" fo:padding="0cm" fo:border="none"/>
      <style:text-properties officeooo:rsid="00326e92" officeooo:paragraph-rsid="00326e92"/>
    </style:style>
    <style:style style:name="T1" style:family="text">
      <style:text-properties fo:color="#ff3333" style:font-name="Ubuntu Mono" fo:font-size="10.3999996185303pt" officeooo:rsid="004b97e8"/>
    </style:style>
    <style:style style:name="T2" style:family="text">
      <style:text-properties fo:color="#000000" style:font-name="Ubuntu Mono" fo:font-size="10.3999996185303pt"/>
    </style:style>
    <style:style style:name="T3" style:family="text">
      <style:text-properties fo:color="#000000" style:font-name="Ubuntu Mono" fo:font-size="10.3999996185303pt" officeooo:rsid="004aff79"/>
    </style:style>
    <style:style style:name="T4" style:family="text">
      <style:text-properties fo:color="#000000" style:font-name="Ubuntu Mono" fo:font-size="10.3999996185303pt" officeooo:rsid="0010b83b"/>
    </style:style>
    <style:style style:name="T5" style:family="text">
      <style:text-properties fo:color="#000000" style:font-name="Ubuntu Mono" fo:font-size="10.3999996185303pt" officeooo:rsid="001359f6"/>
    </style:style>
    <style:style style:name="T6" style:family="text">
      <style:text-properties fo:color="#000000" style:font-name="Ubuntu Mono" fo:font-size="10.3999996185303pt" officeooo:rsid="0022e733"/>
    </style:style>
    <style:style style:name="T7" style:family="text">
      <style:text-properties fo:color="#000000" style:font-name="Ubuntu Mono" fo:font-size="10.3999996185303pt" officeooo:rsid="0023fbdf"/>
    </style:style>
    <style:style style:name="T8" style:family="text">
      <style:text-properties fo:color="#000000" style:font-name="Ubuntu Mono" fo:font-size="10.3999996185303pt" officeooo:rsid="002403cf"/>
    </style:style>
    <style:style style:name="T9" style:family="text">
      <style:text-properties fo:color="#000000" style:font-name="Ubuntu Mono" fo:font-size="10.3999996185303pt" officeooo:rsid="00278698"/>
    </style:style>
    <style:style style:name="T10" style:family="text">
      <style:text-properties fo:color="#000000" style:text-position="33% 80%" style:font-name="Ubuntu Mono" fo:font-size="10.3999996185303pt" officeooo:rsid="0022e733"/>
    </style:style>
    <style:style style:name="T11" style:family="text">
      <style:text-properties fo:color="#ff0000" style:font-name="Ubuntu Mono" fo:font-size="10.3999996185303pt" officeooo:rsid="004aff79"/>
    </style:style>
    <style:style style:name="T12" style:family="text">
      <style:text-properties style:font-name="Ubuntu Mono" fo:font-size="10.3999996185303pt"/>
    </style:style>
    <style:style style:name="T13" style:family="text">
      <style:text-properties style:font-name="Ubuntu Mono" fo:font-size="10.3999996185303pt" officeooo:rsid="004b08f3"/>
    </style:style>
    <style:style style:name="T14" style:family="text">
      <style:text-properties style:font-name="Ubuntu Mono" fo:font-size="10.3999996185303pt" officeooo:rsid="004b97e8"/>
    </style:style>
    <style:style style:name="T15" style:family="text">
      <style:text-properties style:font-name="Ubuntu Mono" fo:font-size="10.3999996185303pt" officeooo:rsid="00104e1a"/>
    </style:style>
    <style:style style:name="T16" style:family="text">
      <style:text-properties fo:color="#0000cc" style:font-name="Ubuntu Mono" fo:font-size="10.3999996185303pt" officeooo:rsid="004b08f3"/>
    </style:style>
    <style:style style:name="T17" style:family="text">
      <style:text-properties fo:color="#00cc00" style:font-name="Ubuntu Mono" fo:font-size="18pt" officeooo:rsid="004aff79" style:font-size-asian="18pt" style:font-size-complex="18pt"/>
    </style:style>
    <style:style style:name="T18" style:family="text">
      <style:text-properties fo:color="#00cc00" style:font-name="Ubuntu Mono" fo:font-size="18pt" style:font-name-asian="Nimbus Mono L" style:font-size-asian="18pt" style:font-name-complex="Liberation Mono" style:font-size-complex="18pt"/>
    </style:style>
    <style:style style:name="T19" style:family="text">
      <style:text-properties fo:color="#00cc00" style:font-name="Ubuntu Mono" fo:font-size="18pt" officeooo:rsid="004aff79" style:font-name-asian="Nimbus Mono L" style:font-size-asian="18pt" style:font-name-complex="Liberation Mono" style:font-size-complex="18pt"/>
    </style:style>
    <style:style style:name="T20" style:family="text">
      <style:text-properties fo:color="#00cc00" fo:font-size="18pt" officeooo:rsid="004aff79" style:font-name-asian="Nimbus Mono L" style:font-size-asian="18pt" style:font-name-complex="Liberation Mono" style:font-size-complex="18pt"/>
    </style:style>
    <style:style style:name="T21" style:family="text">
      <style:text-properties officeooo:rsid="00207aab"/>
    </style:style>
    <style:style style:name="T22" style:family="text">
      <style:text-properties style:text-position="-33% 80%"/>
    </style:style>
    <style:style style:name="T23" style:family="text">
      <style:text-properties fo:color="#0000ff" style:font-name="Ubuntu Mono" fo:font-size="10.3999996185303pt" officeooo:rsid="0023fbdf"/>
    </style:style>
    <style:style style:name="T24" style:family="text">
      <style:text-properties officeooo:rsid="002d177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009845344937620759" text:style-name="L1">
        <text:list-item>
          <text:p text:style-name="P11"><text:span text:style-name="T17">variance-</text:span><text:span text:style-name="T3"> shows how the values are diferrent from the mean value for one factor or column, larger value of variance ,larger seperation between the values and the values are widely seperated in that way- </text:span><text:span text:style-name="T11">var(iris$sepallength)</text:span></text:p>
          <text:p text:style-name="P13"/>
        </text:list-item>
      </text:list>
      <text:p text:style-name="P1"/>
      <text:list xml:id="list110824135940475" text:continue-numbering="true" text:style-name="L1">
        <text:list-item>
          <text:p text:style-name="P14"><text:span text:style-name="T18">covariance </text:span><text:span text:style-name="T12">between two factors- </text:span><text:span text:style-name="T13">the covariance shows how the different factors are inter related, a negative covariance value will indicate an inverse relation while a positive value will indicate a direct prportional relation.- </text:span><text:span text:style-name="T16">covar(x,y)</text:span></text:p>
          <text:p text:style-name="P26"/>
          <text:p text:style-name="P26"/>
        </text:list-item>
        <text:list-item>
          <text:p text:style-name="P14"><text:span text:style-name="T18"><text:s/>corelation coefficient</text:span><text:span text:style-name="T14"> is the measure of how the data is linearly related, if the value of cor coefficient is close to one the values are positively linearly related- </text:span><text:span text:style-name="T1">cor(x,y)</text:span></text:p>
        </text:list-item>
      </text:list>
      <text:p text:style-name="P5"/>
      <text:p text:style-name="P5"/>
      <text:list xml:id="list110825647258745" text:continue-numbering="true" text:style-name="L1">
        <text:list-item>
          <text:p text:style-name="P15"><text:span text:style-name="T19">mean-</text:span><text:span text:style-name="T12"> is the numerical measure of the <text:s/>central value of data- mean ()</text:span></text:p>
        </text:list-item>
      </text:list>
      <text:p text:style-name="P16"/>
      <text:p text:style-name="P16"/>
      <text:list xml:id="list110824401698443" text:continue-numbering="true" text:style-name="L1">
        <text:list-item>
          <text:p text:style-name="P15"><text:span text:style-name="T19">median</text:span><text:span text:style-name="T12">- ordinal measure- when values of data arrainged in ascending <text:s/>order- of central value of data- m</text:span><text:span text:style-name="T15">ed()</text:span></text:p>
        </text:list-item>
      </text:list>
      <text:p text:style-name="P17"/>
      <text:p text:style-name="P17"/>
      <text:p text:style-name="P17"/>
      <text:list xml:id="list110824304774671" text:continue-numbering="true" text:style-name="L1">
        <text:list-item>
          <text:p text:style-name="P12"><text:span text:style-name="T19">quartile</text:span><text:span text:style-name="T4">-</text:span><text:span text:style-name="T12">The first quartile, or lower quartile, is the value that cuts off the first 25% of the data when it is sorted in ascending order. The second quartile, or median, is the value that cuts off the first 50%. The third quartile, or upper quartile, is the value that cuts off the first 75%. </text:span><text:span text:style-name="T4">- quantile(x)</text:span></text:p>
        </text:list-item>
      </text:list>
      <text:p text:style-name="P18"/>
      <text:p text:style-name="P18"/>
      <text:p text:style-name="P18"/>
      <text:list xml:id="list110824782430029" text:continue-numbering="true" text:style-name="L1">
        <text:list-item>
          <text:p text:style-name="P30"><text:span text:style-name="T19">percentile</text:span><text:span text:style-name="T2">- similar to quartile but here we can mention the exact value of percent below which the data lies- quantile(x, c(.12 , .23 , 67)) – for data lies below 12% , 23%, 67%</text:span></text:p>
        </text:list-item>
      </text:list>
      <text:p text:style-name="P19"/>
      <text:p text:style-name="P19"/>
      <text:p text:style-name="P19"/>
      <text:list xml:id="list110824497439717" text:continue-numbering="true" text:style-name="L1">
        <text:list-item>
          <text:p text:style-name="P20"><text:span text:style-name="T20">stndard deviation</text:span> - <text:s/>square root of variance- sd (x)</text:p>
        </text:list-item>
      </text:list>
      <text:p text:style-name="P2"/>
      <text:p text:style-name="P2"/>
      <text:list xml:id="list110825467403715" text:continue-numbering="true" text:style-name="L1">
        <text:list-item>
          <text:p text:style-name="P21"><text:span text:style-name="T20">boxplot</text:span> - <text:s/>graphical represntation of lowest value, lower quarile, median, upper quartile, highest value in order- boxplot(x, horizontal = T) – horizontal boxplot.</text:p>
        </text:list-item>
      </text:list>
      <text:p text:style-name="P3"/>
      <text:p text:style-name="P3"/>
      <text:list xml:id="list110824265667915" text:continue-numbering="true" text:style-name="L1">
        <text:list-item>
          <text:p text:style-name="P22"><text:span text:style-name="T20">range-</text:span> difference between maximum and minimum values in a coloumn- max(x)-max(y) <text:span text:style-name="T21">or range (x)</text:span></text:p>
        </text:list-item>
      </text:list>
      <text:p text:style-name="P4"/>
      <text:p text:style-name="P4"/>
      <text:list xml:id="list110824938483664" text:continue-numbering="true" text:style-name="L1">
        <text:list-header>
          <text:p text:style-name="P22"/>
        </text:list-header>
        <text:list-item>
          <text:p text:style-name="P31"><text:span text:style-name="T19">inter quartile range</text:span><text:span text:style-name="T5">- how far apart is the middle value of the data is spread- upper quartile – lower quartile – IQR (x)</text:span></text:p>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list xml:id="list110824734976310" text:continue-numbering="true" text:style-name="L1">
        <text:list-item>
          <text:p text:style-name="P31"><text:soft-page-break/><text:span text:style-name="T19">Kth central moment</text:span><text:span text:style-name="T6">- defined as</text:span></text:p>
          <text:list>
            <text:list-item>
              <text:list>
                <text:list-header>
                  <text:p text:style-name="P10"><text:span text:style-name="T6">k</text:span><text:span text:style-name="T10">th</text:span><text:span text:style-name="T6"> central moment of a data sample is: </text:span></text:p>
                </text:list-header>
              </text:list>
            </text:list-item>
          </text:list>
        </text:list-item>
      </text:list>
      <text:p text:style-name="P8"><draw:frame draw:style-name="fr1" draw:name="Image1" text:anchor-type="as-char" svg:width="3.334cm" svg:height="1.005cm" draw:z-index="0"><draw:image xlink:href="Pictures/100002000000007E0000002666FB6B4D43C6083C.png" xlink:type="simple" xlink:show="embed" xlink:actuate="onLoad"/><svg:title>     1-∑n       kmk = n    (xi - ¯x)       i=1</svg:title></draw:frame></text:p>
      <text:list xml:id="list110824733366947" text:continue-numbering="true" text:style-name="L1">
        <text:list-item>
          <text:list>
            <text:list-item>
              <text:list>
                <text:list-header>
                  <text:p text:style-name="P32"><text:span text:style-name="T6">i</text:span><text:span text:style-name="T2">nstall.packages(“e1071”)</text:span></text:p>
                  <text:p text:style-name="P24">library(e1071)</text:p>
                  <text:p text:style-name="P32"><text:span text:style-name="T2">moment(eruption, order = 3, </text:span><text:span text:style-name="T7">center = </text:span><text:span text:style-name="T8">TRUE</text:span><text:span text:style-name="T7">)</text:span></text:p>
                </text:list-header>
              </text:list>
            </text:list-item>
          </text:list>
        </text:list-item>
      </text:list>
      <text:p text:style-name="P25"/>
      <text:p text:style-name="P25"/>
      <text:p text:style-name="P25"/>
      <text:p text:style-name="P25"/>
      <text:p text:style-name="P6"><text:span text:style-name="T7"><text:tab/><text:tab/></text:span><text:span text:style-name="T19">Skewness</text:span></text:p>
      <text:section text:style-name="Sect1" text:name="node-132">
        <text:p text:style-name="Text_20_body"><text:tab/><text:tab/>The skewness of a data population is defined by the following formula, where μ<text:span text:style-name="T22">2</text:span> and <text:tab/><text:tab/>μ<text:span text:style-name="T22">3</text:span> are the second and third <text:a xlink:type="simple" xlink:href="http://www.r-tutor.com/elementary-statistics/numerical-measures/moment" text:style-name="Internet_20_link" text:visited-style-name="Visited_20_Internet_20_Link">central moments</text:a>. </text:p>
        <text:p text:style-name="P9"><draw:frame draw:style-name="fr1" draw:name="Image2" text:anchor-type="as-char" svg:width="2.09cm" svg:height="0.476cm" draw:z-index="1"><draw:image xlink:href="Pictures/100002000000004F0000001221B43E4C42F6195D.png" xlink:type="simple" xlink:show="embed" xlink:actuate="onLoad"/><svg:title>γ1 = μ3∕μ3∕22</svg:title></draw:frame></text:p>
        <text:p text:style-name="Text_20_body"><text:tab/><text:tab/>Intuitively, the skewness is a measure of symmetry. As a rule, negative skewness <text:tab/><text:tab/>indicates that the <text:a xlink:type="simple" xlink:href="http://www.r-tutor.com/elementary-statistics/numerical-measures/mean" text:style-name="Internet_20_link" text:visited-style-name="Visited_20_Internet_20_Link">mean</text:a> of the data values is less than the <text:a xlink:type="simple" xlink:href="http://www.r-tutor.com/elementary-statistics/numerical-measures/median" text:style-name="Internet_20_link" text:visited-style-name="Visited_20_Internet_20_Link">median</text:a>, and the data <text:tab/><text:tab/><text:tab/>distribution is left-skewed. Positive skewness would indicate that the mean of the <text:tab/><text:tab/>data values is larger than the median, and the data distribution is right-skewed. </text:p>
      </text:section>
      <text:p text:style-name="P6"><text:span text:style-name="T7"><text:tab/><text:tab/></text:span><text:span text:style-name="T9">&gt;</text:span><text:span text:style-name="T23">library(e1071)</text:span></text:p>
      <text:p text:style-name="P34"><text:tab/><text:tab/>&gt; skewness(eruption)</text:p>
      <text:p text:style-name="P7"><text:tab/><text:tab/>[1] -0.4135498</text:p>
      <text:p text:style-name="P34"><text:tab/><text:tab/>&gt; skewness(waiting)</text:p>
      <text:p text:style-name="P7"><text:tab/><text:tab/>[1] -0.414025</text:p>
      <text:p text:style-name="P33"/>
      <text:p text:style-name="P33"/>
      <text:p text:style-name="P35">Simple Linear Regression using two variables</text:p>
      <text:p text:style-name="P35"/>
      <text:p text:style-name="P35">In simple linear regression </text:p>
      <text:p text:style-name="P35"/>
      <text:p text:style-name="P35">the dependent variable must initialy plotted as scatter plot against without any other value</text:p>
      <text:p text:style-name="P35"/>
      <text:p text:style-name="P35">now the meant of this variable is the line that pass through this data points in the form of straight lines</text:p>
      <text:p text:style-name="P35"/>
      <text:p text:style-name="P35"/>
      <text:p text:style-name="P35"/>
      <text:p text:style-name="P36">steps before doing linear regression</text:p>
      <text:p text:style-name="P36"/>
      <text:p text:style-name="P41">plot the DV alone and draw the mean line which will later on be compared to the LM model: </text:p>
      <text:p text:style-name="P36"/>
      <text:p text:style-name="P36">Do scatter plot of DV~IV and look for patterns</text:p>
      <text:p text:style-name="P36">the plot must be <text:span text:style-name="T24">scaled properly- the starting point on both axis must be choosed closer to the actual starting point</text:span></text:p>
      <text:p text:style-name="P37">visualise a stright line – if it is a BLOB – shot gun fire – like point then dod not poceed</text:p>
      <text:p text:style-name="P38">check correlation coefficient value</text:p>
      <text:p text:style-name="P39">find centroid = intersetion of lean line of both paramemters</text:p>
      <text:p text:style-name="P39"/>
      <text:p text:style-name="P40">linear regrssion model line is in form of y= mx +c <text:s/>- slope intercept form</text:p>
      <text:p text:style-name="P40"/>
      <text:p text:style-name="P40">this means for each increase in unit value of IV the DV vaiable will cahnge by m <text:s/>units. The c may or may not make sence in real world</text:p>
      <text:p text:style-name="P5"/>
      <text:p text:style-name="P28"><text:soft-page-break/>the SSE of new model must allways be less than that of the SSE of mean line that we find in first step</text:p>
      <text:p text:style-name="P28"/>
      <text:p text:style-name="P28"/>
      <text:p text:style-name="P29">for first mean has SSE = SST</text:p>
      <text:p text:style-name="P29"/>
      <text:p text:style-name="P29">for the new model, if it is good, it’s SSE is less than that of mean line SSE</text:p>
      <text:p text:style-name="P29"/>
      <text:p text:style-name="P29">this difference SST – SSE for new model is SSR- due to regression</text:p>
      <text:p text:style-name="P29"/>
      <text:p text:style-name="P29">find the coefficient of determination r^2 = SSR/SST in percentage- chec</text:p>
      <text:p text:style-name="P5"><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6T13:47:10.685533316</meta:creation-date>
    <dc:date>2016-12-10T11:08:23.915494438</dc:date>
    <meta:editing-duration>PT3H40M13S</meta:editing-duration>
    <meta:editing-cycles>25</meta:editing-cycles>
    <meta:generator>LibreOffice/5.1.4.2$Linux_X86_64 LibreOffice_project/10m0$Build-2</meta:generator>
    <meta:document-statistic meta:table-count="0" meta:image-count="2" meta:object-count="0" meta:page-count="3" meta:paragraph-count="45" meta:word-count="650" meta:character-count="3774" meta:non-whitespace-character-count="3131"/>
  </office:meta>
</office:document-meta>
</file>